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# See<text:s/><text:a xlink:href="https://help.github.com/articles/ignoring-files/" office:target-frame-name="_top" xlink:show="replace"><text:span text:style-name="Hyperlink">https://help.github.com/articles/ignoring-files/</text:span></text:a><text:s/>for more about ignoring files.</text:p>
      <text:p text:style-name="Normal"/>
      <text:p text:style-name="Normal"># dependencies</text:p>
      <text:p text:style-name="Normal">/node_modules</text:p>
      <text:p text:style-name="Normal">/.pnp</text:p>
      <text:p text:style-name="Normal">.pnp.js</text:p>
      <text:p text:style-name="Normal"/>
      <text:p text:style-name="Normal"># testing</text:p>
      <text:p text:style-name="Normal">/coverage</text:p>
      <text:p text:style-name="Normal"/>
      <text:p text:style-name="Normal"># production</text:p>
      <text:p text:style-name="Normal">/build</text:p>
      <text:p text:style-name="Normal"/>
      <text:p text:style-name="Normal"># misc</text:p>
      <text:p text:style-name="Normal">.DS_Store</text:p>
      <text:p text:style-name="Normal">.env.local</text:p>
      <text:p text:style-name="Normal">.env.development.local</text:p>
      <text:p text:style-name="Normal">.env.test.local</text:p>
      <text:p text:style-name="Normal">.env.production.local</text:p>
      <text:p text:style-name="Normal"/>
      <text:p text:style-name="Normal">Npm-debug.log*</text:p>
      <text:p text:style-name="Normal">Yarn-debug.log*</text:p>
      <text:p text:style-name="Normal">Yarn-error.log*</text:p>
      <text:p text:style-name="Normal"/>
      <text:p text:style-name="Normal"/>
      <text:p text:style-name="Normal"/>
      <text:p text:style-name="Normal"/>
      <text:p text:style-name="Normal">{</text:p>
      <text:p text:style-name="Normal"><text:s text:c="2"/>“name”: “client”,</text:p>
      <text:p text:style-name="Normal"><text:s text:c="2"/>“version”: “0.1.0”,</text:p>
      <text:p text:style-name="Normal"><text:s text:c="2"/>“lockfileVersion”: 3,</text:p>
      <text:p text:style-name="Normal"><text:s text:c="2"/>“requires”: true,</text:p>
      <text:p text:style-name="Normal"><text:s text:c="2"/>“packages”: {</text:p>
      <text:p text:style-name="Normal"><text:s text:c="4"/>“”: {</text:p>
      <text:p text:style-name="Normal"><text:s text:c="6"/>“name”: “client”,</text:p>
      <text:p text:style-name="Normal"><text:s text:c="6"/>“version”: “0.1.0”,</text:p>
      <text:p text:style-name="Normal"><text:s text:c="6"/>“dependencies”: {</text:p>
      <text:p text:style-name="Normal"><text:s text:c="8"/>“@testing-library/jest-dom”: “^5.17.0”,</text:p>
      <text:p text:style-name="Normal"><text:s text:c="8"/>“@testing-library/react”: “^13.4.0”,</text:p>
      <text:p text:style-name="Normal"><text:s text:c="8"/>“@testing-library/user-event”: “^13.5.0”,</text:p>
      <text:p text:style-name="Normal"><text:s text:c="8"/>“axios”: “^1.6.2”,</text:p>
      <text:p text:style-name="Normal"><text:s text:c="8"/>“react”: “^18.2.0”,</text:p>
      <text:p text:style-name="Normal"><text:s text:c="8"/>“react-dom”: “^18.2.0”,</text:p>
      <text:p text:style-name="Normal"><text:s text:c="8"/>“react-icons”: “^4.12.0”,</text:p>
      <text:p text:style-name="Normal"><text:s text:c="8"/>“react-router-dom”: “^6.21.0”,</text:p>
      <text:p text:style-name="Normal"><text:s text:c="8"/>“react-scripts”: “5.0.1”,</text:p>
      <text:p text:style-name="Normal"><text:s text:c="8"/>“web-vitals”: “^2.1.4”</text:p>
      <text:p text:style-name="Normal"><text:s text:c="6"/>}</text:p>
      <text:p text:style-name="Normal"><text:s text:c="4"/>},</text:p>
      <text:p text:style-name="Normal"><text:s text:c="4"/>“node_modules/@aashutoshrathi/word-wrap”: {</text:p>
      <text:p text:style-name="Normal"><text:s text:c="6"/>“version”: “1.2.6”,</text:p>
      <text:p text:style-name="Normal"><text:s text:c="6"/>“resolved”:<text:s/><text:a xlink:href="https://registry.npmjs.org/@aashutoshrathi/word-wrap/-/word-wrap-1.2.6.tgz" office:target-frame-name="_top" xlink:show="replace"><text:span text:style-name="Hyperlink">https://registry.npmjs.org/@aashutoshrathi/word-wrap/-/word-wrap-1.2.6.tgz</text:span></text:a>,</text:p>
      <text:p text:style-name="Normal"><text:s text:c="6"/>“integrity”: “sha512-1Yjs2SvM8TflER/OD3cOjhWWOZb58A2t7wpE2S9XfBYTiIl+XFhQG2bjy4Pu1I+EAlCNUzRDYDdFwFYUKvXcIA==”,</text:p>
      <text:p text:style-name="Normal"><text:s text:c="6"/>“engines”: {</text:p>
      <text:p text:style-name="Normal"><text:s text:c="8"/>“node”: “&gt;=0.10.0”</text:p>
      <text:p text:style-name="Normal"><text:s text:c="6"/>}</text:p>
      <text:p text:style-name="Normal"><text:s text:c="4"/>},</text:p>
      <text:p text:style-name="Normal"><text:s text:c="4"/>“node_modules/@adobe/css-tools”: {</text:p>
      <text:p text:style-name="Normal"><text:s text:c="6"/>“version”: “4.3.2”,</text:p>
      <text:p text:style-name="Normal"><text:s text:c="6"/>“resolved”:<text:s/><text:a xlink:href="https://registry.npmjs.org/@adobe/css-tools/-/css-tools-4.3.2.tgz" office:target-frame-name="_top" xlink:show="replace"><text:span text:style-name="Hyperlink">https://registry.npmjs.org/@adobe/css-tools/-/css-tools-4.3.2.tgz</text:span></text:a>,</text:p>
      <text:p text:style-name="Normal"><text:s text:c="6"/>“integrity”: “sha512-DA5a1C0gD/pLOvhv33YMrbf2FK3oUzwNl9oOJqE4XVjuEtt6XIakRcsd7eLiOSPkp1kTRQGICTA8cKra/vFbjw==”</text:p>
      <text:p text:style-name="Normal"><text:s text:c="4"/>},</text:p>
      <text:p text:style-name="Normal"><text:s text:c="4"/>“node_modules/@alloc/quick-lru”: {</text:p>
      <text:p text:style-name="Normal"><text:s text:c="6"/>“version”: “5.2.0”,</text:p>
      <text:p text:style-name="Normal"><text:s text:c="6"/>“resolved”:<text:s/><text:a xlink:href="https://registry.npmjs.org/@alloc/quick-lru/-/quick-lru-5.2.0.tgz" office:target-frame-name="_top" xlink:show="replace"><text:span text:style-name="Hyperlink">https://registry.npmjs.org/@alloc/quick-lru/-/quick-lru-5.2.0.tgz</text:span></text:a>,</text:p>
      <text:p text:style-name="Normal"><text:s text:c="6"/>“integrity”: “sha512-UrcABB+4bUrFABwbluTIBErXwvbsU/V7TZWfmbgJfbkwiBuziS9gxdODUyuiecfdGQ85jglMW6juS3+z5TsKLw==”,</text:p>
      <text:p text:style-name="Normal"><text:s text:c="6"/>“engines”: {</text:p>
      <text:p text:style-name="Normal"><text:s text:c="8"/>“node”: “&gt;=10”</text:p>
      <text:p text:style-name="Normal"><text:s text:c="6"/>},</text:p>
      <text:p text:style-name="Normal"><text:s text:c="6"/>“funding”: {</text:p>
      <text:p text:style-name="Normal"><text:s text:c="8"/>“url”:<text:s/><text:a xlink:href="https://github.com/sponsors/sindresorhus" office:target-frame-name="_top" xlink:show="replace"><text:span text:style-name="Hyperlink">https://github.com/sponsors/sindresorhus</text:span></text:a></text:p>
      <text:p text:style-name="Normal"><text:s text:c="6"/>}</text:p>
      <text:p text:style-name="Normal"><text:s text:c="4"/>},</text:p>
      <text:p text:style-name="Normal"><text:s text:c="4"/>“node_modules/@ampproject/remapping”: {</text:p>
      <text:p text:style-name="Normal"><text:s text:c="6"/>“version”: “2.2.1”,</text:p>
      <text:p text:style-name="Normal"><text:s text:c="6"/>“resolved”:<text:s/><text:a xlink:href="https://registry.npmjs.org/@ampproject/remapping/-/remapping-2.2.1.tgz" office:target-frame-name="_top" xlink:show="replace"><text:span text:style-name="Hyperlink">https://registry.npmjs.org/@ampproject/remapping/-/remapping-2.2.1.tgz</text:span></text:a>,</text:p>
      <text:p text:style-name="Normal"><text:s text:c="6"/>“integrity”: “sha512-lFMjJTrFL3j7L9yBxwYfCq2k6qqwHyzuUl/XBnif78PWTJYyL/dfowQHWE3sp6U6ZzqWiiIZnpTMO96zhkjwtg==”,</text:p>
      <text:p text:style-name="Normal"><text:s text:c="6"/>“dependencies”: {</text:p>
      <text:p text:style-name="Normal"><text:s text:c="8"/>“@jridgewell/gen-mapping”: “^0.3.0”,</text:p>
      <text:p text:style-name="Normal"><text:s text:c="8"/>“@jridgewell/trace-mapping”: “^0.3.9”</text:p>
      <text:p text:style-name="Normal"><text:s text:c="6"/>},</text:p>
      <text:p text:style-name="Normal"><text:s text:c="6"/>“engines”: {</text:p>
      <text:p text:style-name="Normal"><text:s text:c="8"/>“node”: “&gt;=6.0.0”</text:p>
      <text:p text:style-name="Normal"><text:s text:c="6"/>}</text:p>
      <text:p text:style-name="Normal"><text:s text:c="4"/>},</text:p>
      <text:p text:style-name="Normal"><text:s text:c="4"/>“node_modules/@babel/code-frame”: {</text:p>
      <text:p text:style-name="Normal"><text:s text:c="6"/>“version”: “7.23.5”,</text:p>
      <text:p text:style-name="Normal"><text:s text:c="6"/>“resolved”:<text:s/><text:a xlink:href="https://registry.npmjs.org/@babel/code-frame/-/code-frame-7.23.5.tgz" office:target-frame-name="_top" xlink:show="replace"><text:span text:style-name="Hyperlink">https://registry.npmjs.org/@babel/code-frame/-/code-frame-7.23.5.tgz</text:span></text:a>,</text:p>
      <text:p text:style-name="Normal"><text:s text:c="6"/>“integrity”: “sha512-CgH3s1a96LipHCmSUmYFPwY7MNx8C3avkq7i4Wl3cfa662ldtUe4VM1TPXX70pfmrlWTb6jLqTYrZyT2ZTJBgA==”,</text:p>
      <text:p text:style-name="Normal"><text:s text:c="6"/>“dependencies”: {</text:p>
      <text:p text:style-name="Normal"><text:s text:c="8"/>“@babel/highlight”: “^7.23.4”,</text:p>
      <text:p text:style-name="Normal"><text:s text:c="8"/>“chalk”: “^2.4.2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compat-data”: {</text:p>
      <text:p text:style-name="Normal"><text:s text:c="6"/>“version”: “7.23.5”,</text:p>
      <text:p text:style-name="Normal"><text:s text:c="6"/>“resolved”:<text:s/><text:a xlink:href="https://registry.npmjs.org/@babel/compat-data/-/compat-data-7.23.5.tgz" office:target-frame-name="_top" xlink:show="replace"><text:span text:style-name="Hyperlink">https://registry.npmjs.org/@babel/compat-data/-/compat-data-7.23.5.tgz</text:span></text:a>,</text:p>
      <text:p text:style-name="Normal"><text:s text:c="6"/>“integrity”: “sha512-uU27kfDRlhfKl+w1U6vp16IuvSLtjAxdArVXPa9BvLkrr7CYIsxH5adpHObeAGY/41+syctUWOZ140a2Rvkgjw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core”: {</text:p>
      <text:p text:style-name="Normal"><text:s text:c="6"/>“version”: “7.23.5”,</text:p>
      <text:p text:style-name="Normal"><text:s text:c="6"/>“resolved”:<text:s/><text:a xlink:href="https://registry.npmjs.org/@babel/core/-/core-7.23.5.tgz" office:target-frame-name="_top" xlink:show="replace"><text:span text:style-name="Hyperlink">https://registry.npmjs.org/@babel/core/-/core-7.23.5.tgz</text:span></text:a>,</text:p>
      <text:p text:style-name="Normal"><text:s text:c="6"/>“integrity”: “sha512-Cwc2XjUrG4ilcfOw4wBAK+enbdgwAcAJCfGUItPBKR7Mjw4aEfAFYrLxeRp4jWgtNIKn3n2AlBOfwwafl+42/g==”,</text:p>
      <text:p text:style-name="Normal"><text:s text:c="6"/>“dependencies”: {</text:p>
      <text:p text:style-name="Normal"><text:s text:c="8"/>“@ampproject/remapping”: “^2.2.0”,</text:p>
      <text:p text:style-name="Normal"><text:s text:c="8"/>“@babel/code-frame”: “^7.23.5”,</text:p>
      <text:p text:style-name="Normal"><text:s text:c="8"/>“@babel/generator”: “^7.23.5”,</text:p>
      <text:p text:style-name="Normal"><text:s text:c="8"/>“@babel/helper-compilation-targets”: “^7.22.15”,</text:p>
      <text:p text:style-name="Normal"><text:s text:c="8"/>“@babel/helper-module-transforms”: “^7.23.3”,</text:p>
      <text:p text:style-name="Normal"><text:s text:c="8"/>“@babel/helpers”: “^7.23.5”,</text:p>
      <text:p text:style-name="Normal"><text:s text:c="8"/>“@babel/parser”: “^7.23.5”,</text:p>
      <text:p text:style-name="Normal"><text:s text:c="8"/>“@babel/template”: “^7.22.15”,</text:p>
      <text:p text:style-name="Normal"><text:s text:c="8"/>“@babel/traverse”: “^7.23.5”,</text:p>
      <text:p text:style-name="Normal"><text:s text:c="8"/>“@babel/types”: “^7.23.5”,</text:p>
      <text:p text:style-name="Normal"><text:s text:c="8"/>“convert-source-map”: “^2.0.0”,</text:p>
      <text:p text:style-name="Normal"><text:s text:c="8"/>“debug”: “^4.1.0”,</text:p>
      <text:p text:style-name="Normal"><text:s text:c="8"/>“gensync”: “^1.0.0-beta.2”,</text:p>
      <text:p text:style-name="Normal"><text:s text:c="8"/>“json5”: “^2.2.3”,</text:p>
      <text:p text:style-name="Normal"><text:s text:c="8"/>“semver”: “^6.3.1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funding”: {</text:p>
      <text:p text:style-name="Normal"><text:s text:c="8"/>“type”: “opencollective”,</text:p>
      <text:p text:style-name="Normal"><text:s text:c="8"/>“url”:<text:s/><text:a xlink:href="https://opencollective.com/babel" office:target-frame-name="_top" xlink:show="replace"><text:span text:style-name="Hyperlink">https://opencollective.com/babel</text:span></text:a></text:p>
      <text:p text:style-name="Normal"><text:s text:c="6"/>}</text:p>
      <text:p text:style-name="Normal"><text:s text:c="4"/>},</text:p>
      <text:p text:style-name="Normal"><text:s text:c="4"/>“node_modules/@babel/core/node_modules/semver”: {</text:p>
      <text:p text:style-name="Normal"><text:s text:c="6"/>“version”: “6.3.1”,</text:p>
      <text:p text:style-name="Normal"><text:s text:c="6"/>“resolved”:<text:s/><text:a xlink:href="https://registry.npmjs.org/semver/-/semver-6.3.1.tgz" office:target-frame-name="_top" xlink:show="replace"><text:span text:style-name="Hyperlink">https://registry.npmjs.org/semver/-/semver-6.3.1.tgz</text:span></text:a>,</text:p>
      <text:p text:style-name="Normal"><text:s text:c="6"/>“integrity”: “sha512-BR7VvDCVHO+q2xBEWskxS6DJE1qRnb7DxzUrogb71CWoSficBxYsiAGd+Kl0mmq/MprG9yArRkyrQxTO6XjMzA==”,</text:p>
      <text:p text:style-name="Normal"><text:s text:c="6"/>“bin”: {</text:p>
      <text:p text:style-name="Normal"><text:s text:c="8"/>“semver”: “bin/semver.js”</text:p>
      <text:p text:style-name="Normal"><text:s text:c="6"/>}</text:p>
      <text:p text:style-name="Normal"><text:s text:c="4"/>},</text:p>
      <text:p text:style-name="Normal"><text:s text:c="4"/>“node_modules/@babel/eslint-parser”: {</text:p>
      <text:p text:style-name="Normal"><text:s text:c="6"/>“version”: “7.23.3”,</text:p>
      <text:p text:style-name="Normal"><text:s text:c="6"/>“resolved”:<text:s/><text:a xlink:href="https://registry.npmjs.org/@babel/eslint-parser/-/eslint-parser-7.23.3.tgz" office:target-frame-name="_top" xlink:show="replace"><text:span text:style-name="Hyperlink">https://registry.npmjs.org/@babel/eslint-parser/-/eslint-parser-7.23.3.tgz</text:span></text:a>,</text:p>
      <text:p text:style-name="Normal"><text:s text:c="6"/>“integrity”: “sha512-9bTuNlyx7oSstodm1cR1bECj4fkiknsDa1YniISkJemMY3DGhJNYBECbe6QD/q54mp2J8VO66jW3/7uP//iFCw==”,</text:p>
      <text:p text:style-name="Normal"><text:s text:c="6"/>“dependencies”: {</text:p>
      <text:p text:style-name="Normal"><text:s text:c="8"/>“@nicolo-ribaudo/eslint-scope-5-internals”: “5.1.1-v1”,</text:p>
      <text:p text:style-name="Normal"><text:s text:c="8"/>“eslint-visitor-keys”: “^2.1.0”,</text:p>
      <text:p text:style-name="Normal"><text:s text:c="8"/>“semver”: “^6.3.1”</text:p>
      <text:p text:style-name="Normal"><text:s text:c="6"/>},</text:p>
      <text:p text:style-name="Normal"><text:s text:c="6"/>“engines”: {</text:p>
      <text:p text:style-name="Normal"><text:s text:c="8"/>“node”: “^10.13.0 || ^12.13.0 || &gt;=14.0.0”</text:p>
      <text:p text:style-name="Normal"><text:s text:c="6"/>},</text:p>
      <text:p text:style-name="Normal"><text:s text:c="6"/>“peerDependencies”: {</text:p>
      <text:p text:style-name="Normal"><text:s text:c="8"/>“@babel/core”: “^7.11.0”,</text:p>
      <text:p text:style-name="Normal"><text:s text:c="8"/>“eslint”: “^7.5.0 || ^8.0.0”</text:p>
      <text:p text:style-name="Normal"><text:s text:c="6"/>}</text:p>
      <text:p text:style-name="Normal"><text:s text:c="4"/>},</text:p>
      <text:p text:style-name="Normal"><text:s text:c="4"/>“node_modules/@babel/eslint-parser/node_modules/eslint-visitor-keys”: {</text:p>
      <text:p text:style-name="Normal"><text:s text:c="6"/>“version”: “2.1.0”,</text:p>
      <text:p text:style-name="Normal"><text:s text:c="6"/>“resolved”:<text:s/><text:a xlink:href="https://registry.npmjs.org/eslint-visitor-keys/-/eslint-visitor-keys-2.1.0.tgz" office:target-frame-name="_top" xlink:show="replace"><text:span text:style-name="Hyperlink">https://registry.npmjs.org/eslint-visitor-keys/-/eslint-visitor-keys-2.1.0.tgz</text:span></text:a>,</text:p>
      <text:p text:style-name="Normal"><text:s text:c="6"/>“integrity”: “sha512-0rSmRBzXgDzIsD6mGdJgevzgezI534Cer5L/vyMX0kHzT/jiB43jRhd9YUlMGYLQy2zprNmoT8qasCGtY+QaKw==”,</text:p>
      <text:p text:style-name="Normal"><text:s text:c="6"/>“engines”: {</text:p>
      <text:p text:style-name="Normal"><text:s text:c="8"/>“node”: “&gt;=10”</text:p>
      <text:p text:style-name="Normal"><text:s text:c="6"/>}</text:p>
      <text:p text:style-name="Normal"><text:s text:c="4"/>},</text:p>
      <text:p text:style-name="Normal"><text:s text:c="4"/>“node_modules/@babel/eslint-parser/node_modules/semver”: {</text:p>
      <text:p text:style-name="Normal"><text:s text:c="6"/>“version”: “6.3.1”,</text:p>
      <text:p text:style-name="Normal"><text:s text:c="6"/>“resolved”:<text:s/><text:a xlink:href="https://registry.npmjs.org/semver/-/semver-6.3.1.tgz" office:target-frame-name="_top" xlink:show="replace"><text:span text:style-name="Hyperlink">https://registry.npmjs.org/semver/-/semver-6.3.1.tgz</text:span></text:a>,</text:p>
      <text:p text:style-name="Normal"><text:s text:c="6"/>“integrity”: “sha512-BR7VvDCVHO+q2xBEWskxS6DJE1qRnb7DxzUrogb71CWoSficBxYsiAGd+Kl0mmq/MprG9yArRkyrQxTO6XjMzA==”,</text:p>
      <text:p text:style-name="Normal"><text:s text:c="6"/>“bin”: {</text:p>
      <text:p text:style-name="Normal"><text:s text:c="8"/>“semver”: “bin/semver.js”</text:p>
      <text:p text:style-name="Normal"><text:s text:c="6"/>}</text:p>
      <text:p text:style-name="Normal"><text:s text:c="4"/>},</text:p>
      <text:p text:style-name="Normal"><text:s text:c="4"/>“node_modules/@babel/generator”: {</text:p>
      <text:p text:style-name="Normal"><text:s text:c="6"/>“version”: “7.23.5”,</text:p>
      <text:p text:style-name="Normal"><text:s text:c="6"/>“resolved”:<text:s/><text:a xlink:href="https://registry.npmjs.org/@babel/generator/-/generator-7.23.5.tgz" office:target-frame-name="_top" xlink:show="replace"><text:span text:style-name="Hyperlink">https://registry.npmjs.org/@babel/generator/-/generator-7.23.5.tgz</text:span></text:a>,</text:p>
      <text:p text:style-name="Normal"><text:s text:c="6"/>“integrity”: “sha512-BPssCHrBD+0YrxviOa3QzpqwhNIXKEtOa2jQrm4FlmkC2apYgRnQcmPWiGZDlGxiNtltnUFolMe8497Esry+jA==”,</text:p>
      <text:p text:style-name="Normal"><text:s text:c="6"/>“dependencies”: {</text:p>
      <text:p text:style-name="Normal"><text:s text:c="8"/>“@babel/types”: “^7.23.5”,</text:p>
      <text:p text:style-name="Normal"><text:s text:c="8"/>“@jridgewell/gen-mapping”: “^0.3.2”,</text:p>
      <text:p text:style-name="Normal"><text:s text:c="8"/>“@jridgewell/trace-mapping”: “^0.3.17”,</text:p>
      <text:p text:style-name="Normal"><text:s text:c="8"/>“jsesc”: “^2.5.1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annotate-as-pure”: {</text:p>
      <text:p text:style-name="Normal"><text:s text:c="6"/>“version”: “7.22.5”,</text:p>
      <text:p text:style-name="Normal"><text:s text:c="6"/>“resolved”:<text:s/><text:a xlink:href="https://registry.npmjs.org/@babel/helper-annotate-as-pure/-/helper-annotate-as-pure-7.22.5.tgz" office:target-frame-name="_top" xlink:show="replace"><text:span text:style-name="Hyperlink">https://registry.npmjs.org/@babel/helper-annotate-as-pure/-/helper-annotate-as-pure-7.22.5.tgz</text:span></text:a>,</text:p>
      <text:p text:style-name="Normal"><text:s text:c="6"/>“integrity”: “sha512-LvBTxu8bQSQkcyKOU+a1btnNFQ1dMAd0R6PyW3arXes06F6QLWLIrd681bxRPIXlrMGR3XYnW9JyML7dP3qgxg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builder-binary-assignment-operator-visitor”: {</text:p>
      <text:p text:style-name="Normal"><text:s text:c="6"/>“version”: “7.22.15”,</text:p>
      <text:p text:style-name="Normal"><text:s text:c="6"/>“resolved”:<text:s/><text:a xlink:href="https://registry.npmjs.org/@babel/helper-builder-binary-assignment-operator-visitor/-/helper-builder-binary-assignment-operator-visitor-7.22.15.tgz" office:target-frame-name="_top" xlink:show="replace"><text:span text:style-name="Hyperlink">https://registry.npmjs.org/@babel/helper-builder-binary-assignment-operator-visitor/-/helper-builder-binary-assignment-operator-visitor-7.22.15.tgz</text:span></text:a>,</text:p>
      <text:p text:style-name="Normal"><text:s text:c="6"/>“integrity”: “sha512-QkBXwGgaoC2GtGZRoma6kv7Szfv06khvhFav67ZExau2RaXzy8MpHSMO2PNoP2XtmQphJQRHFfg77Bq731Yizw==”,</text:p>
      <text:p text:style-name="Normal"><text:s text:c="6"/>“dependencies”: {</text:p>
      <text:p text:style-name="Normal"><text:s text:c="8"/>“@babel/types”: “^7.22.1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compilation-targets”: {</text:p>
      <text:p text:style-name="Normal"><text:s text:c="6"/>“version”: “7.22.15”,</text:p>
      <text:p text:style-name="Normal"><text:s text:c="6"/>“resolved”:<text:s/><text:a xlink:href="https://registry.npmjs.org/@babel/helper-compilation-targets/-/helper-compilation-targets-7.22.15.tgz" office:target-frame-name="_top" xlink:show="replace"><text:span text:style-name="Hyperlink">https://registry.npmjs.org/@babel/helper-compilation-targets/-/helper-compilation-targets-7.22.15.tgz</text:span></text:a>,</text:p>
      <text:p text:style-name="Normal"><text:s text:c="6"/>“integrity”: “sha512-y6EEzULok0Qvz8yyLkCvVX+02ic+By2UdOhylwUOvOn9dvYc9mKICJuuU1n1XBI02YWsNsnrY1kc6DVbjcXbtw==”,</text:p>
      <text:p text:style-name="Normal"><text:s text:c="6"/>“dependencies”: {</text:p>
      <text:p text:style-name="Normal"><text:s text:c="8"/>“@babel/compat-data”: “^7.22.9”,</text:p>
      <text:p text:style-name="Normal"><text:s text:c="8"/>“@babel/helper-validator-option”: “^7.22.15”,</text:p>
      <text:p text:style-name="Normal"><text:s text:c="8"/>“browserslist”: “^4.21.9”,</text:p>
      <text:p text:style-name="Normal"><text:s text:c="8"/>“lru-cache”: “^5.1.1”,</text:p>
      <text:p text:style-name="Normal"><text:s text:c="8"/>“semver”: “^6.3.1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compilation-targets/node_modules/semver”: {</text:p>
      <text:p text:style-name="Normal"><text:s text:c="6"/>“version”: “6.3.1”,</text:p>
      <text:p text:style-name="Normal"><text:s text:c="6"/>“resolved”:<text:s/><text:a xlink:href="https://registry.npmjs.org/semver/-/semver-6.3.1.tgz" office:target-frame-name="_top" xlink:show="replace"><text:span text:style-name="Hyperlink">https://registry.npmjs.org/semver/-/semver-6.3.1.tgz</text:span></text:a>,</text:p>
      <text:p text:style-name="Normal"><text:s text:c="6"/>“integrity”: “sha512-BR7VvDCVHO+q2xBEWskxS6DJE1qRnb7DxzUrogb71CWoSficBxYsiAGd+Kl0mmq/MprG9yArRkyrQxTO6XjMzA==”,</text:p>
      <text:p text:style-name="Normal"><text:s text:c="6"/>“bin”: {</text:p>
      <text:p text:style-name="Normal"><text:s text:c="8"/>“semver”: “bin/semver.js”</text:p>
      <text:p text:style-name="Normal"><text:s text:c="6"/>}</text:p>
      <text:p text:style-name="Normal"><text:s text:c="4"/>},</text:p>
      <text:p text:style-name="Normal"><text:s text:c="4"/>“node_modules/@babel/helper-create-class-features-plugin”: {</text:p>
      <text:p text:style-name="Normal"><text:s text:c="6"/>“version”: “7.23.5”,</text:p>
      <text:p text:style-name="Normal"><text:s text:c="6"/>“resolved”:<text:s/><text:a xlink:href="https://registry.npmjs.org/@babel/helper-create-class-features-plugin/-/helper-create-class-features-plugin-7.23.5.tgz" office:target-frame-name="_top" xlink:show="replace"><text:span text:style-name="Hyperlink">https://registry.npmjs.org/@babel/helper-create-class-features-plugin/-/helper-create-class-features-plugin-7.23.5.tgz</text:span></text:a>,</text:p>
      <text:p text:style-name="Normal"><text:s text:c="6"/>“integrity”: “sha512-QELlRWxSpgdwdJzSJn4WAhKC+hvw/AtHbbrIoncKHkhKKR/luAlKkgBDcri1EzWAo8f8VvYVryEHN4tax/V67A==”,</text:p>
      <text:p text:style-name="Normal"><text:s text:c="6"/>“dependencies”: {</text:p>
      <text:p text:style-name="Normal"><text:s text:c="8"/>“@babel/helper-annotate-as-pure”: “^7.22.5”,</text:p>
      <text:p text:style-name="Normal"><text:s text:c="8"/>“@babel/helper-environment-visitor”: “^7.22.20”,</text:p>
      <text:p text:style-name="Normal"><text:s text:c="8"/>“@babel/helper-function-name”: “^7.23.0”,</text:p>
      <text:p text:style-name="Normal"><text:s text:c="8"/>“@babel/helper-member-expression-to-functions”: “^7.23.0”,</text:p>
      <text:p text:style-name="Normal"><text:s text:c="8"/>“@babel/helper-optimise-call-expression”: “^7.22.5”,</text:p>
      <text:p text:style-name="Normal"><text:s text:c="8"/>“@babel/helper-replace-supers”: “^7.22.20”,</text:p>
      <text:p text:style-name="Normal"><text:s text:c="8"/>“@babel/helper-skip-transparent-expression-wrappers”: “^7.22.5”,</text:p>
      <text:p text:style-name="Normal"><text:s text:c="8"/>“@babel/helper-split-export-declaration”: “^7.22.6”,</text:p>
      <text:p text:style-name="Normal"><text:s text:c="8"/>“semver”: “^6.3.1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peerDependencies”: {</text:p>
      <text:p text:style-name="Normal"><text:s text:c="8"/>“@babel/core”: “^7.0.0”</text:p>
      <text:p text:style-name="Normal"><text:s text:c="6"/>}</text:p>
      <text:p text:style-name="Normal"><text:s text:c="4"/>},</text:p>
      <text:p text:style-name="Normal"><text:s text:c="4"/>“node_modules/@babel/helper-create-class-features-plugin/node_modules/semver”: {</text:p>
      <text:p text:style-name="Normal"><text:s text:c="6"/>“version”: “6.3.1”,</text:p>
      <text:p text:style-name="Normal"><text:s text:c="6"/>“resolved”:<text:s/><text:a xlink:href="https://registry.npmjs.org/semver/-/semver-6.3.1.tgz" office:target-frame-name="_top" xlink:show="replace"><text:span text:style-name="Hyperlink">https://registry.npmjs.org/semver/-/semver-6.3.1.tgz</text:span></text:a>,</text:p>
      <text:p text:style-name="Normal"><text:s text:c="6"/>“integrity”: “sha512-BR7VvDCVHO+q2xBEWskxS6DJE1qRnb7DxzUrogb71CWoSficBxYsiAGd+Kl0mmq/MprG9yArRkyrQxTO6XjMzA==”,</text:p>
      <text:p text:style-name="Normal"><text:s text:c="6"/>“bin”: {</text:p>
      <text:p text:style-name="Normal"><text:s text:c="8"/>“semver”: “bin/semver.js”</text:p>
      <text:p text:style-name="Normal"><text:s text:c="6"/>}</text:p>
      <text:p text:style-name="Normal"><text:s text:c="4"/>},</text:p>
      <text:p text:style-name="Normal"><text:s text:c="4"/>“node_modules/@babel/helper-create-regexp-features-plugin”: {</text:p>
      <text:p text:style-name="Normal"><text:s text:c="6"/>“version”: “7.22.15”,</text:p>
      <text:p text:style-name="Normal"><text:s text:c="6"/>“resolved”:<text:s/><text:a xlink:href="https://registry.npmjs.org/@babel/helper-create-regexp-features-plugin/-/helper-create-regexp-features-plugin-7.22.15.tgz" office:target-frame-name="_top" xlink:show="replace"><text:span text:style-name="Hyperlink">https://registry.npmjs.org/@babel/helper-create-regexp-features-plugin/-/helper-create-regexp-features-plugin-7.22.15.tgz</text:span></text:a>,</text:p>
      <text:p text:style-name="Normal"><text:s text:c="6"/>“integrity”: “sha512-29FkPLFjn4TPEa3RE7GpW+qbE8tlsu3jntNYNfcGsc49LphF1PQIiD+vMZ1z1xVOKt+93khA9tc2JBs3kBjA7w==”,</text:p>
      <text:p text:style-name="Normal"><text:s text:c="6"/>“dependencies”: {</text:p>
      <text:p text:style-name="Normal"><text:s text:c="8"/>“@babel/helper-annotate-as-pure”: “^7.22.5”,</text:p>
      <text:p text:style-name="Normal"><text:s text:c="8"/>“regexpu-core”: “^5.3.1”,</text:p>
      <text:p text:style-name="Normal"><text:s text:c="8"/>“semver”: “^6.3.1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peerDependencies”: {</text:p>
      <text:p text:style-name="Normal"><text:s text:c="8"/>“@babel/core”: “^7.0.0”</text:p>
      <text:p text:style-name="Normal"><text:s text:c="6"/>}</text:p>
      <text:p text:style-name="Normal"><text:s text:c="4"/>},</text:p>
      <text:p text:style-name="Normal"><text:s text:c="4"/>“node_modules/@babel/helper-create-regexp-features-plugin/node_modules/semver”: {</text:p>
      <text:p text:style-name="Normal"><text:s text:c="6"/>“version”: “6.3.1”,</text:p>
      <text:p text:style-name="Normal"><text:s text:c="6"/>“resolved”:<text:s/><text:a xlink:href="https://registry.npmjs.org/semver/-/semver-6.3.1.tgz" office:target-frame-name="_top" xlink:show="replace"><text:span text:style-name="Hyperlink">https://registry.npmjs.org/semver/-/semver-6.3.1.tgz</text:span></text:a>,</text:p>
      <text:p text:style-name="Normal"><text:s text:c="6"/>“integrity”: “sha512-BR7VvDCVHO+q2xBEWskxS6DJE1qRnb7DxzUrogb71CWoSficBxYsiAGd+Kl0mmq/MprG9yArRkyrQxTO6XjMzA==”,</text:p>
      <text:p text:style-name="Normal"><text:s text:c="6"/>“bin”: {</text:p>
      <text:p text:style-name="Normal"><text:s text:c="8"/>“semver”: “bin/semver.js”</text:p>
      <text:p text:style-name="Normal"><text:s text:c="6"/>}</text:p>
      <text:p text:style-name="Normal"><text:s text:c="4"/>},</text:p>
      <text:p text:style-name="Normal"><text:s text:c="4"/>“node_modules/@babel/helper-define-polyfill-provider”: {</text:p>
      <text:p text:style-name="Normal"><text:s text:c="6"/>“version”: “0.4.3”,</text:p>
      <text:p text:style-name="Normal"><text:s text:c="6"/>“resolved”:<text:s/><text:a xlink:href="https://registry.npmjs.org/@babel/helper-define-polyfill-provider/-/helper-define-polyfill-provider-0.4.3.tgz" office:target-frame-name="_top" xlink:show="replace"><text:span text:style-name="Hyperlink">https://registry.npmjs.org/@babel/helper-define-polyfill-provider/-/helper-define-polyfill-provider-0.4.3.tgz</text:span></text:a>,</text:p>
      <text:p text:style-name="Normal"><text:s text:c="6"/>“integrity”: “sha512-WBrLmuPP47n7PNwsZ57pqam6G/RGo1vw/87b0Blc53tZNGZ4x7YvZ6HgQe2vo1W/FR20OgjeZuGXzudPiXHFug==”,</text:p>
      <text:p text:style-name="Normal"><text:s text:c="6"/>“dependencies”: {</text:p>
      <text:p text:style-name="Normal"><text:s text:c="8"/>“@babel/helper-compilation-targets”: “^7.22.6”,</text:p>
      <text:p text:style-name="Normal"><text:s text:c="8"/>“@babel/helper-plugin-utils”: “^7.22.5”,</text:p>
      <text:p text:style-name="Normal"><text:s text:c="8"/>“debug”: “^4.1.1”,</text:p>
      <text:p text:style-name="Normal"><text:s text:c="8"/>“lodash.debounce”: “^4.0.8”,</text:p>
      <text:p text:style-name="Normal"><text:s text:c="8"/>“resolve”: “^1.14.2”</text:p>
      <text:p text:style-name="Normal"><text:s text:c="6"/>},</text:p>
      <text:p text:style-name="Normal"><text:s text:c="6"/>“peerDependencies”: {</text:p>
      <text:p text:style-name="Normal"><text:s text:c="8"/>“@babel/core”: “^7.4.0 || ^8.0.0-0 &lt;8.0.0”</text:p>
      <text:p text:style-name="Normal"><text:s text:c="6"/>}</text:p>
      <text:p text:style-name="Normal"><text:s text:c="4"/>},</text:p>
      <text:p text:style-name="Normal"><text:s text:c="4"/>“node_modules/@babel/helper-environment-visitor”: {</text:p>
      <text:p text:style-name="Normal"><text:s text:c="6"/>“version”: “7.22.20”,</text:p>
      <text:p text:style-name="Normal"><text:s text:c="6"/>“resolved”:<text:s/><text:a xlink:href="https://registry.npmjs.org/@babel/helper-environment-visitor/-/helper-environment-visitor-7.22.20.tgz" office:target-frame-name="_top" xlink:show="replace"><text:span text:style-name="Hyperlink">https://registry.npmjs.org/@babel/helper-environment-visitor/-/helper-environment-visitor-7.22.20.tgz</text:span></text:a>,</text:p>
      <text:p text:style-name="Normal"><text:s text:c="6"/>“integrity”: “sha512-zfedSIzFhat/gFhWfHtgWvlec0nqB9YEIVrpuwjruLlXfUSnA8cJB0miHKwqDnQ7d32aKo2xt88/xZptwxbfhA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function-name”: {</text:p>
      <text:p text:style-name="Normal"><text:s text:c="6"/>“version”: “7.23.0”,</text:p>
      <text:p text:style-name="Normal"><text:s text:c="6"/>“resolved”:<text:s/><text:a xlink:href="https://registry.npmjs.org/@babel/helper-function-name/-/helper-function-name-7.23.0.tgz" office:target-frame-name="_top" xlink:show="replace"><text:span text:style-name="Hyperlink">https://registry.npmjs.org/@babel/helper-function-name/-/helper-function-name-7.23.0.tgz</text:span></text:a>,</text:p>
      <text:p text:style-name="Normal"><text:s text:c="6"/>“integrity”: “sha512-OErEqsrxjZTJciZ4Oo+eoZqeW9UIiOcuYKRJA4ZAgV9myA+pOXhhmpfNCKjEH/auVfEYVFJ6y1Tc4r0eIApqiw==”,</text:p>
      <text:p text:style-name="Normal"><text:s text:c="6"/>“dependencies”: {</text:p>
      <text:p text:style-name="Normal"><text:s text:c="8"/>“@babel/template”: “^7.22.15”,</text:p>
      <text:p text:style-name="Normal"><text:s text:c="8"/>“@babel/types”: “^7.23.0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hoist-variables”: {</text:p>
      <text:p text:style-name="Normal"><text:s text:c="6"/>“version”: “7.22.5”,</text:p>
      <text:p text:style-name="Normal"><text:s text:c="6"/>“resolved”:<text:s/><text:a xlink:href="https://registry.npmjs.org/@babel/helper-hoist-variables/-/helper-hoist-variables-7.22.5.tgz" office:target-frame-name="_top" xlink:show="replace"><text:span text:style-name="Hyperlink">https://registry.npmjs.org/@babel/helper-hoist-variables/-/helper-hoist-variables-7.22.5.tgz</text:span></text:a>,</text:p>
      <text:p text:style-name="Normal"><text:s text:c="6"/>“integrity”: “sha512-wGjk9QZVzvknA6yKIUURb8zY3grXCcOZt+/7Wcy8O2uctxhplmUPkOdlgoNhmdVee2c92JXbf1xpMtVNbfoxRw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member-expression-to-functions”: {</text:p>
      <text:p text:style-name="Normal"><text:s text:c="6"/>“version”: “7.23.0”,</text:p>
      <text:p text:style-name="Normal"><text:s text:c="6"/>“resolved”:<text:s/><text:a xlink:href="https://registry.npmjs.org/@babel/helper-member-expression-to-functions/-/helper-member-expression-to-functions-7.23.0.tgz" office:target-frame-name="_top" xlink:show="replace"><text:span text:style-name="Hyperlink">https://registry.npmjs.org/@babel/helper-member-expression-to-functions/-/helper-member-expression-to-functions-7.23.0.tgz</text:span></text:a>,</text:p>
      <text:p text:style-name="Normal"><text:s text:c="6"/>“integrity”: “sha512-6gfrPwh7OuT6gZyJZvd6WbTfrqAo7vm4xCzAXOusKqq/vWdKXphTpj5klHKNmRUU6/QRGlBsyU9mAIPaWHlqJA==”,</text:p>
      <text:p text:style-name="Normal"><text:s text:c="6"/>“dependencies”: {</text:p>
      <text:p text:style-name="Normal"><text:s text:c="8"/>“@babel/types”: “^7.23.0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module-imports”: {</text:p>
      <text:p text:style-name="Normal"><text:s text:c="6"/>“version”: “7.22.15”,</text:p>
      <text:p text:style-name="Normal"><text:s text:c="6"/>“resolved”:<text:s/><text:a xlink:href="https://registry.npmjs.org/@babel/helper-module-imports/-/helper-module-imports-7.22.15.tgz" office:target-frame-name="_top" xlink:show="replace"><text:span text:style-name="Hyperlink">https://registry.npmjs.org/@babel/helper-module-imports/-/helper-module-imports-7.22.15.tgz</text:span></text:a>,</text:p>
      <text:p text:style-name="Normal"><text:s text:c="6"/>“integrity”: “sha512-0pYVBnDKZO2fnSPCrgM/6WMc7eS20Fbok+0r88fp+YtWVLZrp4CkafFGIp+W0VKw4a22sgebPT99y+FDNMdP4w==”,</text:p>
      <text:p text:style-name="Normal"><text:s text:c="6"/>“dependencies”: {</text:p>
      <text:p text:style-name="Normal"><text:s text:c="8"/>“@babel/types”: “^7.22.1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module-transforms”: {</text:p>
      <text:p text:style-name="Normal"><text:s text:c="6"/>“version”: “7.23.3”,</text:p>
      <text:p text:style-name="Normal"><text:s text:c="6"/>“resolved”:<text:s/><text:a xlink:href="https://registry.npmjs.org/@babel/helper-module-transforms/-/helper-module-transforms-7.23.3.tgz" office:target-frame-name="_top" xlink:show="replace"><text:span text:style-name="Hyperlink">https://registry.npmjs.org/@babel/helper-module-transforms/-/helper-module-transforms-7.23.3.tgz</text:span></text:a>,</text:p>
      <text:p text:style-name="Normal"><text:s text:c="6"/>“integrity”: “sha512-7bBs4ED9OmswdfDzpz4MpWgSrV7FXlc3zIagvLFjS5H+Mk7Snr21vQ6QwrsoCGMfNC4e4LQPdoULEt4ykz0SRQ==”,</text:p>
      <text:p text:style-name="Normal"><text:s text:c="6"/>“dependencies”: {</text:p>
      <text:p text:style-name="Normal"><text:s text:c="8"/>“@babel/helper-environment-visitor”: “^7.22.20”,</text:p>
      <text:p text:style-name="Normal"><text:s text:c="8"/>“@babel/helper-module-imports”: “^7.22.15”,</text:p>
      <text:p text:style-name="Normal"><text:s text:c="8"/>“@babel/helper-simple-access”: “^7.22.5”,</text:p>
      <text:p text:style-name="Normal"><text:s text:c="8"/>“@babel/helper-split-export-declaration”: “^7.22.6”,</text:p>
      <text:p text:style-name="Normal"><text:s text:c="8"/>“@babel/helper-validator-identifier”: “^7.22.20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peerDependencies”: {</text:p>
      <text:p text:style-name="Normal"><text:s text:c="8"/>“@babel/core”: “^7.0.0”</text:p>
      <text:p text:style-name="Normal"><text:s text:c="6"/>}</text:p>
      <text:p text:style-name="Normal"><text:s text:c="4"/>},</text:p>
      <text:p text:style-name="Normal"><text:s text:c="4"/>“node_modules/@babel/helper-optimise-call-expression”: {</text:p>
      <text:p text:style-name="Normal"><text:s text:c="6"/>“version”: “7.22.5”,</text:p>
      <text:p text:style-name="Normal"><text:s text:c="6"/>“resolved”:<text:s/><text:a xlink:href="https://registry.npmjs.org/@babel/helper-optimise-call-expression/-/helper-optimise-call-expression-7.22.5.tgz" office:target-frame-name="_top" xlink:show="replace"><text:span text:style-name="Hyperlink">https://registry.npmjs.org/@babel/helper-optimise-call-expression/-/helper-optimise-call-expression-7.22.5.tgz</text:span></text:a>,</text:p>
      <text:p text:style-name="Normal"><text:s text:c="6"/>“integrity”: “sha512-HBwaojN0xFRx4yIvpwGqxiV2tUfl7401jlok564NgB9EHS1y6QT17FmKWm4ztqjeVdXLuC4fSvHc5ePpQjoTbw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plugin-utils”: {</text:p>
      <text:p text:style-name="Normal"><text:s text:c="6"/>“version”: “7.22.5”,</text:p>
      <text:p text:style-name="Normal"><text:s text:c="6"/>“resolved”:<text:s/><text:a xlink:href="https://registry.npmjs.org/@babel/helper-plugin-utils/-/helper-plugin-utils-7.22.5.tgz" office:target-frame-name="_top" xlink:show="replace"><text:span text:style-name="Hyperlink">https://registry.npmjs.org/@babel/helper-plugin-utils/-/helper-plugin-utils-7.22.5.tgz</text:span></text:a>,</text:p>
      <text:p text:style-name="Normal"><text:s text:c="6"/>“integrity”: “sha512-uLls06UVKgFG9QD4OeFYLEGteMIAa5kpTPcFL28yuCIIzsf6ZyKZMllKVOCZFhiZ5ptnwX4mtKdWCBE/uT4amg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remap-async-to-generator”: {</text:p>
      <text:p text:style-name="Normal"><text:s text:c="6"/>“version”: “7.22.20”,</text:p>
      <text:p text:style-name="Normal"><text:s text:c="6"/>“resolved”:<text:s/><text:a xlink:href="https://registry.npmjs.org/@babel/helper-remap-async-to-generator/-/helper-remap-async-to-generator-7.22.20.tgz" office:target-frame-name="_top" xlink:show="replace"><text:span text:style-name="Hyperlink">https://registry.npmjs.org/@babel/helper-remap-async-to-generator/-/helper-remap-async-to-generator-7.22.20.tgz</text:span></text:a>,</text:p>
      <text:p text:style-name="Normal"><text:s text:c="6"/>“integrity”: “sha512-pBGyV4uBqOns+0UvhsTO8qgl8hO89PmiDYv+/COyp1aeMcmfrfruz+/nCMFiYyFF/Knn0yfrC85ZzNFjembFTw==”,</text:p>
      <text:p text:style-name="Normal"><text:s text:c="6"/>“dependencies”: {</text:p>
      <text:p text:style-name="Normal"><text:s text:c="8"/>“@babel/helper-annotate-as-pure”: “^7.22.5”,</text:p>
      <text:p text:style-name="Normal"><text:s text:c="8"/>“@babel/helper-environment-visitor”: “^7.22.20”,</text:p>
      <text:p text:style-name="Normal"><text:s text:c="8"/>“@babel/helper-wrap-function”: “^7.22.20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peerDependencies”: {</text:p>
      <text:p text:style-name="Normal"><text:s text:c="8"/>“@babel/core”: “^7.0.0”</text:p>
      <text:p text:style-name="Normal"><text:s text:c="6"/>}</text:p>
      <text:p text:style-name="Normal"><text:s text:c="4"/>},</text:p>
      <text:p text:style-name="Normal"><text:s text:c="4"/>“node_modules/@babel/helper-replace-supers”: {</text:p>
      <text:p text:style-name="Normal"><text:s text:c="6"/>“version”: “7.22.20”,</text:p>
      <text:p text:style-name="Normal"><text:s text:c="6"/>“resolved”:<text:s/><text:a xlink:href="https://registry.npmjs.org/@babel/helper-replace-supers/-/helper-replace-supers-7.22.20.tgz" office:target-frame-name="_top" xlink:show="replace"><text:span text:style-name="Hyperlink">https://registry.npmjs.org/@babel/helper-replace-supers/-/helper-replace-supers-7.22.20.tgz</text:span></text:a>,</text:p>
      <text:p text:style-name="Normal"><text:s text:c="6"/>“integrity”: “sha512-qsW0In3dbwQUbK8kejJ4R7IHVGwHJlV6lpG6UA7a9hSa2YEiAib+N1T2kr6PEeUT+Fl7najmSOS6SmAwCHK6Tw==”,</text:p>
      <text:p text:style-name="Normal"><text:s text:c="6"/>“dependencies”: {</text:p>
      <text:p text:style-name="Normal"><text:s text:c="8"/>“@babel/helper-environment-visitor”: “^7.22.20”,</text:p>
      <text:p text:style-name="Normal"><text:s text:c="8"/>“@babel/helper-member-expression-to-functions”: “^7.22.15”,</text:p>
      <text:p text:style-name="Normal"><text:s text:c="8"/>“@babel/helper-optimise-call-expression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,</text:p>
      <text:p text:style-name="Normal"><text:s text:c="6"/>“peerDependencies”: {</text:p>
      <text:p text:style-name="Normal"><text:s text:c="8"/>“@babel/core”: “^7.0.0”</text:p>
      <text:p text:style-name="Normal"><text:s text:c="6"/>}</text:p>
      <text:p text:style-name="Normal"><text:s text:c="4"/>},</text:p>
      <text:p text:style-name="Normal"><text:s text:c="4"/>“node_modules/@babel/helper-simple-access”: {</text:p>
      <text:p text:style-name="Normal"><text:s text:c="6"/>“version”: “7.22.5”,</text:p>
      <text:p text:style-name="Normal"><text:s text:c="6"/>“resolved”:<text:s/><text:a xlink:href="https://registry.npmjs.org/@babel/helper-simple-access/-/helper-simple-access-7.22.5.tgz" office:target-frame-name="_top" xlink:show="replace"><text:span text:style-name="Hyperlink">https://registry.npmjs.org/@babel/helper-simple-access/-/helper-simple-access-7.22.5.tgz</text:span></text:a>,</text:p>
      <text:p text:style-name="Normal"><text:s text:c="6"/>“integrity”: “sha512-n0H99E/K+Bika3++WNL17POvo4rKWZ7lZEp1Q+fStVbUi8nxPQEBOlTmCOxW/0JsS56SKKQ+ojAe2pHKJHN35w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skip-transparent-expression-wrappers”: {</text:p>
      <text:p text:style-name="Normal"><text:s text:c="6"/>“version”: “7.22.5”,</text:p>
      <text:p text:style-name="Normal"><text:s text:c="6"/>“resolved”:<text:s/><text:a xlink:href="https://registry.npmjs.org/@babel/helper-skip-transparent-expression-wrappers/-/helper-skip-transparent-expression-wrappers-7.22.5.tgz" office:target-frame-name="_top" xlink:show="replace"><text:span text:style-name="Hyperlink">https://registry.npmjs.org/@babel/helper-skip-transparent-expression-wrappers/-/helper-skip-transparent-expression-wrappers-7.22.5.tgz</text:span></text:a>,</text:p>
      <text:p text:style-name="Normal"><text:s text:c="6"/>“integrity”: “sha512-tK14r66JZKiC43p8Ki33yLBVJKlQDFoA8GYN67lWCDCqoL6EMMSuM9b+Iff2jHaM/RRFYl7K+iiru7hbRqNx8Q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split-export-declaration”: {</text:p>
      <text:p text:style-name="Normal"><text:s text:c="6"/>“version”: “7.22.6”,</text:p>
      <text:p text:style-name="Normal"><text:s text:c="6"/>“resolved”:<text:s/><text:a xlink:href="https://registry.npmjs.org/@babel/helper-split-export-declaration/-/helper-split-export-declaration-7.22.6.tgz" office:target-frame-name="_top" xlink:show="replace"><text:span text:style-name="Hyperlink">https://registry.npmjs.org/@babel/helper-split-export-declaration/-/helper-split-export-declaration-7.22.6.tgz</text:span></text:a>,</text:p>
      <text:p text:style-name="Normal"><text:s text:c="6"/>“integrity”: “sha512-AsUnxuLhRYsisFiaJwvp1QF+I3KjD5FOxut14q/GzovUe6orHLesW2C7d754kRm53h5gqrz6sFl6sxc4BVtE/g==”,</text:p>
      <text:p text:style-name="Normal"><text:s text:c="6"/>“dependencies”: {</text:p>
      <text:p text:style-name="Normal"><text:s text:c="8"/>“@babel/types”: “^7.22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string-parser”: {</text:p>
      <text:p text:style-name="Normal"><text:s text:c="6"/>“version”: “7.23.4”,</text:p>
      <text:p text:style-name="Normal"><text:s text:c="6"/>“resolved”:<text:s/><text:a xlink:href="https://registry.npmjs.org/@babel/helper-string-parser/-/helper-string-parser-7.23.4.tgz" office:target-frame-name="_top" xlink:show="replace"><text:span text:style-name="Hyperlink">https://registry.npmjs.org/@babel/helper-string-parser/-/helper-string-parser-7.23.4.tgz</text:span></text:a>,</text:p>
      <text:p text:style-name="Normal"><text:s text:c="6"/>“integrity”: “sha512-803gmbQdqwdf4olxrX4AJyFBV/RTr3rSmOj0rKwesmzlfhYNDEs+/iOcznzpNWlJlIlTJC2QfPFcHB6DlzdVLQ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validator-identifier”: {</text:p>
      <text:p text:style-name="Normal"><text:s text:c="6"/>“version”: “7.22.20”,</text:p>
      <text:p text:style-name="Normal"><text:s text:c="6"/>“resolved”:<text:s/><text:a xlink:href="https://registry.npmjs.org/@babel/helper-validator-identifier/-/helper-validator-identifier-7.22.20.tgz" office:target-frame-name="_top" xlink:show="replace"><text:span text:style-name="Hyperlink">https://registry.npmjs.org/@babel/helper-validator-identifier/-/helper-validator-identifier-7.22.20.tgz</text:span></text:a>,</text:p>
      <text:p text:style-name="Normal"><text:s text:c="6"/>“integrity”: “sha512-Y4OZ+ytlatR8AI+8KZfKuL5urKp7qey08ha31L8b3BwewJAoJamTzyvxPR/5D+KkdJCGPq/+8TukHBlY10FX9A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validator-option”: {</text:p>
      <text:p text:style-name="Normal"><text:s text:c="6"/>“version”: “7.23.5”,</text:p>
      <text:p text:style-name="Normal"><text:s text:c="6"/>“resolved”:<text:s/><text:a xlink:href="https://registry.npmjs.org/@babel/helper-validator-option/-/helper-validator-option-7.23.5.tgz" office:target-frame-name="_top" xlink:show="replace"><text:span text:style-name="Hyperlink">https://registry.npmjs.org/@babel/helper-validator-option/-/helper-validator-option-7.23.5.tgz</text:span></text:a>,</text:p>
      <text:p text:style-name="Normal"><text:s text:c="6"/>“integrity”: “sha512-85ttAOMLsr53VgXkTbkx8oA6YTfT4q7/HzXSLEYmjcSTJPMPQtvq1BD79Byep5xMUYbGRzEpDsjUf3dyp54IKw==”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-wrap-function”: {</text:p>
      <text:p text:style-name="Normal"><text:s text:c="6"/>“version”: “7.22.20”,</text:p>
      <text:p text:style-name="Normal"><text:s text:c="6"/>“resolved”:<text:s/><text:a xlink:href="https://registry.npmjs.org/@babel/helper-wrap-function/-/helper-wrap-function-7.22.20.tgz" office:target-frame-name="_top" xlink:show="replace"><text:span text:style-name="Hyperlink">https://registry.npmjs.org/@babel/helper-wrap-function/-/helper-wrap-function-7.22.20.tgz</text:span></text:a>,</text:p>
      <text:p text:style-name="Normal"><text:s text:c="6"/>“integrity”: “sha512-pms/UwkOpnQe/PDAEdV/d7dVCoBbB+R4FvYoHGZz+4VPcg7RtYy2KP7S2lbuWM6FCSgob5wshfGESbC/hzNXZw==”,</text:p>
      <text:p text:style-name="Normal"><text:s text:c="6"/>“dependencies”: {</text:p>
      <text:p text:style-name="Normal"><text:s text:c="8"/>“@babel/helper-function-name”: “^7.22.5”,</text:p>
      <text:p text:style-name="Normal"><text:s text:c="8"/>“@babel/template”: “^7.22.15”,</text:p>
      <text:p text:style-name="Normal"><text:s text:c="8"/>“@babel/types”: “^7.22.19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elpers”: {</text:p>
      <text:p text:style-name="Normal"><text:s text:c="6"/>“version”: “7.23.5”,</text:p>
      <text:p text:style-name="Normal"><text:s text:c="6"/>“resolved”:<text:s/><text:a xlink:href="https://registry.npmjs.org/@babel/helpers/-/helpers-7.23.5.tgz" office:target-frame-name="_top" xlink:show="replace"><text:span text:style-name="Hyperlink">https://registry.npmjs.org/@babel/helpers/-/helpers-7.23.5.tgz</text:span></text:a>,</text:p>
      <text:p text:style-name="Normal"><text:s text:c="6"/>“integrity”: “sha512-oO7us8FzTEsG3U6ag9MfdF1iA/7Z6dz+MtFhifZk8C8o453rGJFFWUP1t+ULM9TUIAzC9uxXEiXjOiVMyd7QPg==”,</text:p>
      <text:p text:style-name="Normal"><text:s text:c="6"/>“dependencies”: {</text:p>
      <text:p text:style-name="Normal"><text:s text:c="8"/>“@babel/template”: “^7.22.15”,</text:p>
      <text:p text:style-name="Normal"><text:s text:c="8"/>“@babel/traverse”: “^7.23.5”,</text:p>
      <text:p text:style-name="Normal"><text:s text:c="8"/>“@babel/types”: “^7.23.5”</text:p>
      <text:p text:style-name="Normal"><text:s text:c="6"/>},</text:p>
      <text:p text:style-name="Normal"><text:s text:c="6"/>“engines”: {</text:p>
      <text:p text:style-name="Normal"><text:s text:c="8"/>“node”: “&gt;=6.9.0”</text:p>
      <text:p text:style-name="Normal"><text:s text:c="6"/>}</text:p>
      <text:p text:style-name="Normal"><text:s text:c="4"/>},</text:p>
      <text:p text:style-name="Normal"><text:s text:c="4"/>“node_modules/@babel/highlight”: {</text:p>
      <text:p text:style-name="Normal"><text:s text:c="6"/>“version”: “7.23.4”,</text:p>
      <text:p text:style-name="Normal"><text:s text:c="6"/>“resolved”:<text:s/><text:a xlink:href="https://registry.npmjs.org/@babel/highlight/-/highlight-7.23.4.tgz" office:target-frame-name="_top" xlink:show="replace"><text:span text:style-name="Hyperlink">https://registry.npmjs.org/@babel/highlight/-/highlight-7.23.4.tgz</text:span></text:a>,</text:p>
      <text:p text:style-name="Normal"><text:s text:c="6"/>“integrity”: “sha512-acGdbYSfp2WheJoJm/EBBBLh/ID8KDc64ISZ9DYtBmC8/Q204PZJLHyzeB5qMzJ5trcOkybd78M4x2KWsUq++A==”,</text:p>
      <text:p text:style-name="Normal"><text:s text:c="6"/>“dependencies”: {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{</text:p>
      <text:p text:style-name="Normal"><text:s text:c="2"/>“name”: “client”,</text:p>
      <text:p text:style-name="Normal"><text:s text:c="2"/>“version”: “0.1.0”,</text:p>
      <text:p text:style-name="Normal"><text:s text:c="2"/>“private”: true,</text:p>
      <text:p text:style-name="Normal"><text:s text:c="2"/>“dependencies”: {</text:p>
      <text:p text:style-name="Normal"><text:s text:c="4"/>“@testing-library/jest-dom”: “^5.17.0”,</text:p>
      <text:p text:style-name="Normal"><text:s text:c="4"/>“@testing-library/react”: “^13.4.0”,</text:p>
      <text:p text:style-name="Normal"><text:s text:c="4"/>“@testing-library/user-event”: “^13.5.0”,</text:p>
      <text:p text:style-name="Normal"><text:s text:c="4"/>“axios”: “^1.6.2”,</text:p>
      <text:p text:style-name="Normal"><text:s text:c="4"/>“react”: “^18.2.0”,</text:p>
      <text:p text:style-name="Normal"><text:s text:c="4"/>“react-dom”: “^18.2.0”,</text:p>
      <text:p text:style-name="Normal"><text:s text:c="4"/>“react-icons”: “^4.12.0”,</text:p>
      <text:p text:style-name="Normal"><text:s text:c="4"/>“react-router-dom”: “^6.21.0”,</text:p>
      <text:p text:style-name="Normal"><text:s text:c="4"/>“react-scripts”: “5.0.1”,</text:p>
      <text:p text:style-name="Normal"><text:s text:c="4"/>“web-vitals”: “^2.1.4”</text:p>
      <text:p text:style-name="Normal"><text:s text:c="2"/>},</text:p>
      <text:p text:style-name="Normal"><text:s text:c="2"/>“scripts”: {</text:p>
      <text:p text:style-name="Normal"><text:s text:c="4"/>“start”: “react-scripts start”,</text:p>
      <text:p text:style-name="Normal"><text:s text:c="4"/>“build”: “react-scripts build”,</text:p>
      <text:p text:style-name="Normal"><text:s text:c="4"/>“test”: “react-scripts test”,</text:p>
      <text:p text:style-name="Normal"><text:s text:c="4"/>“eject”: “react-scripts eject”</text:p>
      <text:p text:style-name="Normal"><text:s text:c="2"/>},</text:p>
      <text:p text:style-name="Normal"><text:s text:c="2"/>“eslintConfig”: {</text:p>
      <text:p text:style-name="Normal"><text:s text:c="4"/>“extends”: [</text:p>
      <text:p text:style-name="Normal"><text:s text:c="6"/>“react-app”,</text:p>
      <text:p text:style-name="Normal"><text:s text:c="6"/>“react-app/jest”</text:p>
      <text:p text:style-name="Normal"><text:s text:c="4"/>]</text:p>
      <text:p text:style-name="Normal"><text:s text:c="2"/>},</text:p>
      <text:p text:style-name="Normal"><text:s text:c="2"/>“browserslist”: {</text:p>
      <text:p text:style-name="Normal"><text:s text:c="4"/>“production”: [</text:p>
      <text:p text:style-name="Normal"><text:s text:c="6"/>“&gt;0.2%”,</text:p>
      <text:p text:style-name="Normal"><text:s text:c="6"/>“not dead”,</text:p>
      <text:p text:style-name="Normal"><text:s text:c="6"/>“not op_mini all”</text:p>
      <text:p text:style-name="Normal"><text:s text:c="4"/>],</text:p>
      <text:p text:style-name="Normal"><text:s text:c="4"/>“development”: [</text:p>
      <text:p text:style-name="Normal"><text:s text:c="6"/>“last 1 chrome version”,</text:p>
      <text:p text:style-name="Normal"><text:s text:c="6"/>“last 1 firefox version”,</text:p>
      <text:p text:style-name="Normal"><text:s text:c="6"/>“last 1 safari version”</text:p>
      <text:p text:style-name="Normal"><text:s text:c="4"/>]</text:p>
      <text:p text:style-name="Normal"><text:s text:c="2"/>}</text:p>
      <text:p text:style-name="Normal">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epalakshmimathi27@gmail.com</meta:initial-creator>
    <dc:creator>deepalakshmimathi27@gmail.com</dc:creator>
    <meta:creation-date>2025-09-19T10:59:00Z</meta:creation-date>
    <dc:date>2025-09-19T10:59:00Z</dc:date>
    <meta:template xlink:href="Normal.dotm" xlink:type="simple"/>
    <meta:editing-cycles>12</meta:editing-cycles>
    <meta:editing-duration>PT240S</meta:editing-duration>
    <meta:document-statistic meta:page-count="1" meta:paragraph-count="50" meta:word-count="3793" meta:character-count="25364" meta:row-count="180" meta:non-whitespace-character-count="21621"/>
  </office:meta>
</office:document-meta>
</file>